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It sounds like the customers behind me are
arguing about the most important stat out of
the four, or something.</text:p>
          </table:table-cell>
          <table:table-cell table:number-columns-repeated="1020"/>
        </table:table-row>
        <table:table-row>
          <table:table-cell table:style-name="ce0" office:value-type="string">
            <text:p>つーわけで、この酒場はオレたち盗賊団が
占拠する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付
「ひ、ひい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あの、お頭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なもん、正面突破だろ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了解っす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